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3.8646in" fo:margin-left="0.5694in" fo:margin-top="0in" fo:margin-bottom="0in" table:align="left"/>
    </style:style>
    <style:style style:name="Table1.A" style:family="table-column">
      <style:table-column-properties style:column-width="3.86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text-indent="0.5in" style:auto-text-indent="false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ownload the jenkins.war file beforehand.</text:p>
      <text:p text:style-name="Standard">STEP 1. Create a new directory.</text:p>
      <text:p text:style-name="Standard"/>
      <text:p text:style-name="Standard"><text:tab/>mkdir mydemopkg</text:p>
      <text:p text:style-name="Standard"/>
      <text:p text:style-name="Standard">STEP 2. Create another directory inside mydemopkg </text:p>
      <text:p text:style-name="Standard"/>
      <text:p text:style-name="Standard"><text:tab/>mkdir DEBIAN</text:p>
      <text:p text:style-name="Standard"/>
      <text:p text:style-name="Standard">STEP3. Create a “control” file inside the DEBIAN directory with no extension. And add the metadata of the project inside this control file.</text:p>
      <text:p text:style-name="P1"/>
      <text:p text:style-name="P1">gedit control</text:p>
      <text:p text:style-name="P1"/>
      <text:p text:style-name="P1">And paste these contents into the file,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Package: mydemopkg </text:p>
            <text:p text:style-name="P2">Version: 1.0 </text:p>
            <text:p text:style-name="P2">Section: base </text:p>
            <text:p text:style-name="P2">Priority: optional </text:p>
            <text:p text:style-name="P2">Architecture: all </text:p>
            <text:p text:style-name="P2">Depends: openjdk-8-jdk </text:p>
            <text:p text:style-name="P2">Maintainer: shivani.mehrotra </text:p>
            <text:p text:style-name="P2">Description: run the file.</text:p>
            <text:p text:style-name="P2"/>
          </table:table-cell>
        </table:table-row>
      </table:table>
      <text:p text:style-name="P1"/>
      <text:p text:style-name="Standard"/>
      <text:p text:style-name="Standard">STEP 4. Create a directory called opt/jenkins inside the mydemopkg directory,</text:p>
      <text:p text:style-name="Standard"><text:s/>that holds the jenkins.war file which resides in the Downloads folder.</text:p>
      <text:p text:style-name="Standard"/>
      <text:p text:style-name="P3"><text:s text:c="3"/>mkdir -p opt/jenkins</text:p>
      <text:p text:style-name="Standard"><text:tab/> <text:s text:c="2"/>cp /home/knoldus/Downloads/jenkins.war opt/jenkins</text:p>
      <text:p text:style-name="Standard"/>
      <text:p text:style-name="Standard">STEP 5. Inside the mydemopkg directory,</text:p>
      <text:p text:style-name="P3"><text:soft-page-break/><text:s/>mkdir -p etc/systemd/system</text:p>
      <text:p text:style-name="P3"><text:s/>gedit jenkins.service</text:p>
      <text:p text:style-name="Standard"/>
      <text:p text:style-name="Standard">STEP 6. <text:s/>Write the systemd service script to run the war file, inside jenkins.service file.</text:p>
      <text:p text:style-name="P3"><text:s/>[Unit]</text:p>
      <text:p text:style-name="P3"><text:s/>Description=Jenkins Service</text:p>
      <text:p text:style-name="P3"><text:s/>[Service]</text:p>
      <text:p text:style-name="P3"><text:s/>ExecStart=/usr/bin/java -jar /opt/jenkins/jenkins.war --logfile=/var/log/jenkins.log</text:p>
      <text:p text:style-name="P3"><text:s/>SuccessExitStatus=143</text:p>
      <text:p text:style-name="P3"><text:s/>User=knoldus</text:p>
      <text:p text:style-name="P3"><text:s/>[Install]</text:p>
      <text:p text:style-name="P3"><text:s/>WantedBy=multi-user.target</text:p>
      <text:p text:style-name="Standard"/>
      <text:p text:style-name="Standard"/>
      <text:p text:style-name="Standard">STEP 7. Inside the mydemopkg directory, create another directory called as,</text:p>
      <text:p text:style-name="Standard"><text:tab/>mkdir -p var/log</text:p>
      <text:p text:style-name="P3"><text:s/></text:p>
      <text:p text:style-name="Standard">STEP 8. Create a jenkins.log blank file to hold all log records.</text:p>
      <text:p text:style-name="Standard"><text:tab/> touch jenkins.log</text:p>
      <text:p text:style-name="Standard"/>
      <text:p text:style-name="Standard">STEP 9. Package structure is now complete. Now build the package.</text:p>
      <text:p text:style-name="Standard"><text:tab/> <text:s text:c="2"/>dpkg-deb --build mydemopkg</text:p>
      <text:p text:style-name="Standard"/>
      <text:p text:style-name="Standard">STEP 10. Install the package.</text:p>
      <text:p text:style-name="P1"><text:s text:c="5"/>sudo apt install ./mydemopkg</text:p>
      <text:p text:style-name="Standard"/>
      <text:p text:style-name="Standard"><text:soft-page-break/></text:p>
      <text:p text:style-name="P4">STEP 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4" meta:paragraph-count="42" meta:word-count="193" meta:character-count="1451" meta:non-whitespace-character-count="1258"/>
    <meta:generator>LibreOfficeDev/6.0.5.2$Linux_X86_64 LibreOffice_project/</meta:generator>
  </office:meta>
</office:document-meta>
</file>